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2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10-2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7-2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4-2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2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11-0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8-09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5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1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11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8-1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5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11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8-1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5-13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2-0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1-1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0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8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4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1-2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1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7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4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1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8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5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2-0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11-0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8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2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11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8-1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5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2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11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8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5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2-1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10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8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5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1-3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11-0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9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8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5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2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11-0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8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5-05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2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11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9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8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5-0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2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11-0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8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5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2-0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11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8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5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11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8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5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2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1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8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5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2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11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8-0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5-0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2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11-01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8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5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2-19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5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5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2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7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4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